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may-break-between-rows="true" table:border-model="collapsing"/>
    </style:style>
    <style:style style:name="Tabla1.A" style:family="table-column">
      <style:table-column-properties style:column-width="16.787cm" style:rel-column-width="38329*"/>
    </style:style>
    <style:style style:name="Tabla1.B" style:family="table-column">
      <style:table-column-properties style:column-width="11.915cm" style:rel-column-width="27206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14" style:family="table-row">
      <style:table-row-properties style:min-row-height="0.75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44ed" officeooo:paragraph-rsid="000444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44ed" officeooo:paragraph-rsid="000839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c478" officeooo:paragraph-rsid="0005c4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c478" officeooo:paragraph-rsid="00099f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8" officeooo:paragraph-rsid="0005c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601d2" officeooo:paragraph-rsid="000601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1d2" officeooo:paragraph-rsid="0006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601d2" officeooo:paragraph-rsid="000ba6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6a971" officeooo:paragraph-rsid="0006a9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6a971" officeooo:paragraph-rsid="000ba68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3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4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6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9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1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8:34:54.162774460</meta:creation-date>
    <dc:date>2025-04-15T01:09:38.929000000</dc:date>
    <meta:editing-duration>PT23M25S</meta:editing-duration>
    <meta:editing-cycles>5</meta:editing-cycles>
    <meta:generator>LibreOffice/24.8.5.2$Windows_X86_64 LibreOffice_project/fddf2685c70b461e7832239a0162a77216259f2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